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7.540625cm" style:use-optimal-column-width="true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3.095625cm" style:use-optimal-column-width="true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24895833333333cm" style:use-optimal-column-width="true"/>
    </style:style>
    <style:style style:name="co15" style:family="table-column">
      <style:table-column-properties fo:break-before="auto" style:column-width="6.77333333333333cm" style:use-optimal-column-width="true"/>
    </style:style>
    <style:style style:name="co16" style:family="table-column">
      <style:table-column-properties fo:break-before="auto" style:column-width="2.67229166666667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ookU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table:number-columns-repeated="4" table:style-name="ce1"/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ull Name</text:p>
          </table:table-cell>
          <table:table-cell office:value-type="string" table:style-name="ce1">
            <text:p>Email</text:p>
          </table:table-cell>
          <table:table-cell table:number-columns-repeated="2" table:style-name="ce1"/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3">
            <text:p>Jim.Halpert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by Flenderson</text:p>
          </table:table-cell>
          <table:table-cell office:value-type="string" office:string-value="Toby.Flenderson@DunderMifflinCorporate.com" table:formula="of:=COM.MICROSOFT.XLOOKUP([.A3];[.H2:.H10];[.P2:.P10])" table:style-name="ce1">
            <text:p>Toby.Flenderson@DunderMifflinCorporate.com</text:p>
          </table:table-cell>
          <table:table-cell table:number-columns-repeated="2" table:style-name="ce1"/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3">
            <text:p>Pam.Beasley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am Beasley</text:p>
          </table:table-cell>
          <table:table-cell office:value-type="string" office:string-value="Pam.Beasley@DunderMifflin.com" table:formula="of:=COM.MICROSOFT.XLOOKUP([.A4];[.H3:.H11];[.P3:.P11])" table:style-name="ce1">
            <text:p>Pam.Beasley@DunderMifflin.com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3">
            <text:p>Dwight.Schrute@AOL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redith Palmer</text:p>
          </table:table-cell>
          <table:table-cell office:value-type="string" office:string-value="Meredith.Palmer@Yahoo.com" table:formula="of:=COM.MICROSOFT.XLOOKUP([.A5];[.H4:.H12];[.P4:.P12])" table:style-name="ce1">
            <text:p>Meredith.Palmer@Yahoo.com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3">
            <text:p>Angela.Martin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evin Malone</text:p>
          </table:table-cell>
          <table:table-cell office:value-type="string" office:string-value="Kevin.Malone@DunderMifflin.com" table:formula="of:=COM.MICROSOFT.XLOOKUP([.A6];[.H5:.H13];[.P5:.P13])" table:style-name="ce1">
            <text:p>Kevin.Malone@DunderMifflin.com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3">
            <text:p>Toby.Flenderson@DunderMifflinCorporate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ichael.Scott@DunderMifflin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eredith.Palmer@Yahoo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Stanley.Hudson@gmail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Kevin.Malone@DunderMifflin.com</text:p>
          </table:table-cell>
          <table:table-cell table:number-columns-repeated="1636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office:string-value=" " table:formula="of:=CONCATENATE([.F12];&quot; &quot;;[.G12])" table:style-name="ce1">
            <text:p><text:s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office:string-value=" " table:formula="of:=CONCATENATE([.F13];&quot; &quot;;[.G13])" table:style-name="ce1">
            <text:p><text:s/>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XLookUp_Multiple_Row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table:number-columns-repeated="5" table:style-name="ce1"/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ull Nam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2" table:style-name="ce1"/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3">
            <text:p>Jim.Halpert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by Flenderson</text:p>
          </table:table-cell>
          <table:table-cell office:value-type="string" office:string-value="8/30/2017" table:formula="of:=COM.MICROSOFT.XLOOKUP([.A3];[.I2:.I10];[.O2:.P10])" table:number-matrix-columns-spanned="2" table:number-matrix-rows-spanned="1" table:style-name="ce1">
            <text:p>8/30/2017</text:p>
          </table:table-cell>
          <table:table-cell office:value-type="string" office:string-value="Toby.Flenderson@DunderMifflinCorporate.com" table:style-name="ce1">
            <text:p>Toby.Flenderson@DunderMifflinCorporate.com</text:p>
          </table:table-cell>
          <table:table-cell table:number-columns-repeated="2" table:style-name="ce1"/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3">
            <text:p>Pam.Beasley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am Beasley</text:p>
          </table:table-cell>
          <table:table-cell office:value-type="string" office:string-value="10/10/2015" table:formula="of:=COM.MICROSOFT.XLOOKUP([.A4];[.I3:.I11];[.O3:.P11])" table:number-matrix-columns-spanned="2" table:number-matrix-rows-spanned="1" table:style-name="ce1">
            <text:p>10/10/2015</text:p>
          </table:table-cell>
          <table:table-cell office:value-type="string" office:string-value="Pam.Beasley@DunderMifflin.com" table:style-name="ce1">
            <text:p>Pam.Beasley@DunderMifflin.com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3">
            <text:p>Dwight.Schrute@AOL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redith Palmer</text:p>
          </table:table-cell>
          <table:table-cell office:value-type="string" office:string-value="9/11/2013" table:formula="of:=COM.MICROSOFT.XLOOKUP([.A5];[.I4:.I12];[.O4:.P12])" table:number-matrix-columns-spanned="2" table:number-matrix-rows-spanned="1" table:style-name="ce1">
            <text:p>9/11/2013</text:p>
          </table:table-cell>
          <table:table-cell office:value-type="string" office:string-value="Meredith.Palmer@Yahoo.com" table:style-name="ce1">
            <text:p>Meredith.Palmer@Yahoo.com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3">
            <text:p>Angela.Martin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Kevin Malone</text:p>
          </table:table-cell>
          <table:table-cell office:value-type="string" office:string-value="4/22/2015" table:formula="of:=COM.MICROSOFT.XLOOKUP([.A6];[.I5:.I13];[.O5:.P13])" table:number-matrix-columns-spanned="2" table:number-matrix-rows-spanned="1" table:style-name="ce1">
            <text:p>4/22/2015</text:p>
          </table:table-cell>
          <table:table-cell office:value-type="string" office:string-value="Kevin.Malone@DunderMifflin.com" table:style-name="ce1">
            <text:p>Kevin.Malone@DunderMifflin.com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3">
            <text:p>Toby.Flenderson@DunderMifflinCorporate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ichael.Scott@DunderMifflin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eredith.Palmer@Yahoo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Stanley.Hudson@gmail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Kevin.Malone@DunderMifflin.com</text:p>
          </table:table-cell>
          <table:table-cell table:number-columns-repeated="1636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office:string-value=" " table:formula="of:=CONCATENATE([.G12];&quot; &quot;;[.H12])" table:style-name="ce1">
            <text:p><text:s/>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office:string-value=" " table:formula="of:=CONCATENATE([.G13];&quot; &quot;;[.H13])" table:style-name="ce1">
            <text:p><text:s/></text:p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  <table:table table:name="XLookUp_Exact_Match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69" table:default-cell-style-name="ce1"/>
        <table:table-row table:style-name="ro1">
          <table:table-cell table:number-columns-repeated="4" table:style-name="ce1"/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ull Name</text:p>
          </table:table-cell>
          <table:table-cell office:value-type="string" table:style-name="ce1">
            <text:p>Email</text:p>
          </table:table-cell>
          <table:table-cell table:number-columns-repeated="2" table:style-name="ce1"/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3">
            <text:p>Jim.Halpert@DunderMifflin.co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oby Flender</text:p>
          </table:table-cell>
          <table:table-cell office:value-type="string" office:string-value="Not found" table:formula="of:=COM.MICROSOFT.XLOOKUP([.A3];[.H2:.H10];[.O2:.O10];&quot;Not found&quot;)" table:style-name="ce1">
            <text:p>Not found</text:p>
          </table:table-cell>
          <table:table-cell table:number-columns-repeated="2" table:style-name="ce1"/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3">
            <text:p>Pam.Beasley@DunderMifflin.co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asley</text:p>
          </table:table-cell>
          <table:table-cell office:value-type="string" office:string-value="Pam.Beasley@DunderMifflin.com" table:formula="of:=COM.MICROSOFT.XLOOKUP(&quot;*&quot;&amp;[.A4];[.H3:.H11];[.O3:.O11];&quot;Not found&quot;;2)" table:style-name="ce1">
            <text:p>Pam.Beasley@DunderMifflin.com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3">
            <text:p>Dwight.Schrute@AOL.co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eredith</text:p>
          </table:table-cell>
          <table:table-cell office:value-type="string" office:string-value="Meredith.Palmer@Yahoo.com" table:formula="of:=COM.MICROSOFT.XLOOKUP([.A5]&amp;&quot;*&quot;;[.H4:.H12];[.O4:.O12];&quot;Not found&quot;;2)" table:style-name="ce1">
            <text:p>Meredith.Palmer@Yahoo.com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3">
            <text:p>Angela.Martin@DunderMifflin.co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evin Malo</text:p>
          </table:table-cell>
          <table:table-cell office:value-type="string" office:string-value="Kevin.Malone@DunderMifflin.com" table:formula="of:=COM.MICROSOFT.XLOOKUP([.A6]&amp;&quot;*&quot;;[.H4:.H12];[.O4:.O12];&quot;Not found&quot;;2)" table:style-name="ce1">
            <text:p>Kevin.Malone@DunderMifflin.com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3">
            <text:p>Toby.Flenderson@DunderMifflinCorporate.com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ichael.Scott@DunderMifflin.com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eredith.Palmer@Yahoo.com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Stanley.Hudson@gmail.com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Kevin.Malone@DunderMifflin.com</text:p>
          </table:table-cell>
          <table:table-cell table:number-columns-repeated="16369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office:string-value=" " table:formula="of:=CONCATENATE([.F12];&quot; &quot;;[.G12])" table:style-name="ce1">
            <text:p><text:s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office:string-value=" " table:formula="of:=CONCATENATE([.F13];&quot; &quot;;[.G13])" table:style-name="ce1">
            <text:p><text:s/>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XLookUp_Search_Order" table:style-name="ta1">
        <table:table-column table:style-name="co4" table:default-cell-style-name="ce1"/>
        <table:table-column table:style-name="co10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table:number-columns-repeated="5" table:style-name="ce1"/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Person</text:p>
          </table:table-cell>
          <table:table-cell table:number-columns-repeated="3" table:style-name="ce1"/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3">
            <text:p>Jim.Halpert@DunderMifflin.com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1/1/2000</text:p>
          </table:table-cell>
          <table:table-cell office:value-type="string" office:string-value="Angela Martin" table:formula="of:=COM.MICROSOFT.XLOOKUP([.A3];[.N2:.N10];[.I2:.I10];;1)" table:style-name="ce1">
            <text:p>Angela Martin</text:p>
          </table:table-cell>
          <table:table-cell table:number-columns-repeated="3" table:style-name="ce1"/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3">
            <text:p>Pam.Beasley@DunderMifflin.com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5/6/2001</text:p>
          </table:table-cell>
          <table:table-cell office:value-type="string" office:string-value="Michael Scott" table:formula="of:=COM.MICROSOFT.XLOOKUP([.A4];[.N2:.N10];[.I2:.I10];;;-1)" table:style-name="ce1">
            <text:p>Michael Scott</text:p>
          </table:table-cell>
          <table:table-cell table:number-columns-repeated="3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3">
            <text:p>Dwight.Schrute@AOL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3">
            <text:p>Angela.Martin@DunderMifflin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3">
            <text:p>Toby.Flenderson@DunderMifflinCorporate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ichael.Scott@DunderMifflin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eredith.Palmer@Yahoo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Stanley.Hudson@gmail.com</text:p>
          </table:table-cell>
          <table:table-cell table:number-columns-repeated="16368"/>
        </table:table-row>
        <table:table-row table:style-name="ro1">
          <table:table-cell table:number-columns-repeated="5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Kevin.Malone@DunderMifflin.com</text:p>
          </table:table-cell>
          <table:table-cell table:number-columns-repeated="1636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office:string-value=" " table:formula="of:=CONCATENATE([.G12];&quot; &quot;;[.H12])" table:style-name="ce1">
            <text:p><text:s/>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office:string-value=" " table:formula="of:=CONCATENATE([.G13];&quot; &quot;;[.H13])" table:style-name="ce1">
            <text:p><text:s/></text:p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  <table:table table:name="XLookUp_Horizontal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3" table:number-columns-repeated="16377" table:default-cell-style-name="ce1"/>
        <table:table-row table:style-name="ro1">
          <table:table-cell table:style-name="ce1"/>
          <table:table-cell office:value-type="string" table:style-name="ce1">
            <text:p>February<text:s/></text:p>
          </table:table-cell>
          <table:table-cell table:number-columns-repeated="5" table:style-name="ce1"/>
          <table:table-cell office:value-type="string" table:style-name="ce1">
            <text:p>January</text:p>
          </table:table-cell>
          <table:table-cell office:value-type="string" table:style-name="ce1">
            <text:p>February<text:s/>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September</text:p>
          </table:table-cell>
          <table:table-cell office:value-type="string" table:style-name="ce1">
            <text:p>October</text:p>
          </table:table-cell>
          <table:table-cell office:value-type="string" table:style-name="ce1">
            <text:p>November</text:p>
          </table:table-cell>
          <table:table-cell office:value-type="string" table:style-name="ce1">
            <text:p>Decembe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aper</text:p>
          </table:table-cell>
          <table:table-cell office:value-type="float" office:value="310" table:formula="of:=COM.MICROSOFT.XLOOKUP([.I1];[.H1:.S1];[.H2:.S2])" table:style-name="ce1">
            <text:p>310</text:p>
          </table:table-cell>
          <table:table-cell table:number-columns-repeated="4" table:style-name="ce1"/>
          <table:table-cell office:value-type="string" table:style-name="ce1">
            <text:p>Paper</text:p>
          </table:table-cell>
          <table:table-cell office:value-type="float" office:value="450" table:style-name="ce1">
            <text:p>450</text:p>
          </table:table-cell>
          <table:table-cell office:value-type="float" office:value="310" table:style-name="ce1">
            <text:p>310</text:p>
          </table:table-cell>
          <table:table-cell office:value-type="float" office:value="150" table:style-name="ce1">
            <text:p>150</text:p>
          </table:table-cell>
          <table:table-cell office:value-type="float" office:value="750" table:style-name="ce1">
            <text:p>750</text:p>
          </table:table-cell>
          <table:table-cell office:value-type="float" office:value="440" table:style-name="ce1">
            <text:p>440</text:p>
          </table:table-cell>
          <table:table-cell office:value-type="float" office:value="485" table:style-name="ce1">
            <text:p>485</text:p>
          </table:table-cell>
          <table:table-cell office:value-type="float" office:value="510" table:style-name="ce1">
            <text:p>510</text:p>
          </table:table-cell>
          <table:table-cell office:value-type="float" office:value="347" table:style-name="ce1">
            <text:p>347</text:p>
          </table:table-cell>
          <table:table-cell office:value-type="float" office:value="736" table:style-name="ce1">
            <text:p>736</text:p>
          </table:table-cell>
          <table:table-cell office:value-type="float" office:value="155" table:style-name="ce1">
            <text:p>155</text:p>
          </table:table-cell>
          <table:table-cell office:value-type="float" office:value="450" table:style-name="ce1">
            <text:p>450</text:p>
          </table:table-cell>
          <table:table-cell office:value-type="float" office:value="288" table:style-name="ce1">
            <text:p>28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rinter</text:p>
          </table:table-cell>
          <table:table-cell office:value-type="float" office:value="40" table:formula="of:=COM.MICROSOFT.XLOOKUP([.I2];[.H2:.S2];[.H3:.S3])" table:style-name="ce1">
            <text:p>40</text:p>
          </table:table-cell>
          <table:table-cell table:number-columns-repeated="4" table:style-name="ce1"/>
          <table:table-cell office:value-type="string" table:style-name="ce1">
            <text:p>Printer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nila Folder</text:p>
          </table:table-cell>
          <table:table-cell office:value-type="float" office:value="118" table:formula="of:=COM.MICROSOFT.XLOOKUP([.I3];[.H3:.S3];[.H4:.S4])" table:style-name="ce1">
            <text:p>118</text:p>
          </table:table-cell>
          <table:table-cell table:number-columns-repeated="4" table:style-name="ce1"/>
          <table:table-cell office:value-type="string" table:style-name="ce1">
            <text:p>Manila Folder</text:p>
          </table:table-cell>
          <table:table-cell office:value-type="float" office:value="200" table:style-name="ce1">
            <text:p>200</text:p>
          </table:table-cell>
          <table:table-cell office:value-type="float" office:value="118" table:style-name="ce1">
            <text:p>118</text:p>
          </table:table-cell>
          <table:table-cell office:value-type="float" office:value="145" table:style-name="ce1">
            <text:p>145</text:p>
          </table:table-cell>
          <table:table-cell office:value-type="float" office:value="210" table:style-name="ce1">
            <text:p>210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office:value-type="float" office:value="180" table:style-name="ce1">
            <text:p>180</text:p>
          </table:table-cell>
          <table:table-cell table:number-columns-repeated="16365"/>
        </table:table-row>
        <table:table-row table:number-rows-repeated="1048572" table:style-name="ro1">
          <table:table-cell table:number-columns-repeated="16384"/>
        </table:table-row>
      </table:table>
      <table:table table:name="XLookUp_w_SUM" table:style-name="ta1">
        <table:table-column table:style-name="co13" table:default-cell-style-name="ce1"/>
        <table:table-column table:style-name="co15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3" table:number-columns-repeated="16377" table:default-cell-style-name="ce1"/>
        <table:table-row table:style-name="ro1">
          <table:table-cell table:style-name="ce1"/>
          <table:table-cell office:value-type="string" table:style-name="ce1">
            <text:p>February<text:s/></text:p>
          </table:table-cell>
          <table:table-cell table:number-columns-repeated="5" table:style-name="ce1"/>
          <table:table-cell office:value-type="string" table:style-name="ce1">
            <text:p>January</text:p>
          </table:table-cell>
          <table:table-cell office:value-type="string" table:style-name="ce1">
            <text:p>February<text:s/>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September</text:p>
          </table:table-cell>
          <table:table-cell office:value-type="string" table:style-name="ce1">
            <text:p>October</text:p>
          </table:table-cell>
          <table:table-cell office:value-type="string" table:style-name="ce1">
            <text:p>November</text:p>
          </table:table-cell>
          <table:table-cell office:value-type="string" table:style-name="ce1">
            <text:p>Decembe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aper</text:p>
          </table:table-cell>
          <table:table-cell table:number-columns-repeated="5" table:style-name="ce1"/>
          <table:table-cell office:value-type="string" table:style-name="ce1">
            <text:p>Paper</text:p>
          </table:table-cell>
          <table:table-cell office:value-type="float" office:value="450" table:style-name="ce1">
            <text:p>450</text:p>
          </table:table-cell>
          <table:table-cell office:value-type="float" office:value="310" table:style-name="ce1">
            <text:p>310</text:p>
          </table:table-cell>
          <table:table-cell office:value-type="float" office:value="150" table:style-name="ce1">
            <text:p>150</text:p>
          </table:table-cell>
          <table:table-cell office:value-type="float" office:value="750" table:style-name="ce1">
            <text:p>750</text:p>
          </table:table-cell>
          <table:table-cell office:value-type="float" office:value="440" table:style-name="ce1">
            <text:p>440</text:p>
          </table:table-cell>
          <table:table-cell office:value-type="float" office:value="485" table:style-name="ce1">
            <text:p>485</text:p>
          </table:table-cell>
          <table:table-cell office:value-type="float" office:value="510" table:style-name="ce1">
            <text:p>510</text:p>
          </table:table-cell>
          <table:table-cell office:value-type="float" office:value="347" table:style-name="ce1">
            <text:p>347</text:p>
          </table:table-cell>
          <table:table-cell office:value-type="float" office:value="736" table:style-name="ce1">
            <text:p>736</text:p>
          </table:table-cell>
          <table:table-cell office:value-type="float" office:value="155" table:style-name="ce1">
            <text:p>155</text:p>
          </table:table-cell>
          <table:table-cell office:value-type="float" office:value="450" table:style-name="ce1">
            <text:p>450</text:p>
          </table:table-cell>
          <table:table-cell office:value-type="float" office:value="288" table:style-name="ce1">
            <text:p>28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rinter</text:p>
          </table:table-cell>
          <table:table-cell table:number-columns-repeated="5" table:style-name="ce1"/>
          <table:table-cell office:value-type="string" table:style-name="ce1">
            <text:p>Printer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nila Folder</text:p>
          </table:table-cell>
          <table:table-cell table:number-columns-repeated="5" table:style-name="ce1"/>
          <table:table-cell office:value-type="string" table:style-name="ce1">
            <text:p>Manila Folder</text:p>
          </table:table-cell>
          <table:table-cell office:value-type="float" office:value="200" table:style-name="ce1">
            <text:p>200</text:p>
          </table:table-cell>
          <table:table-cell office:value-type="float" office:value="118" table:style-name="ce1">
            <text:p>118</text:p>
          </table:table-cell>
          <table:table-cell office:value-type="float" office:value="145" table:style-name="ce1">
            <text:p>145</text:p>
          </table:table-cell>
          <table:table-cell office:value-type="float" office:value="210" table:style-name="ce1">
            <text:p>210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office:value-type="float" office:value="180" table:style-name="ce1">
            <text:p>180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ebruary-March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er</text:p>
          </table:table-cell>
          <table:table-cell office:value-type="float" office:value="460" table:formula="of:=SUM(COM.MICROSOFT.XLOOKUP([.I1];[.H1:.S1];[.H2:.S2]):COM.MICROSOFT.XLOOKUP([.J1];[.H1:.S1];[.H2:.S2]))" table:style-name="ce4">
            <text:p>460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VLookUp" table:style-name="ta1">
        <table:table-column table:style-name="co16" table:default-cell-style-name="ce1"/>
        <table:table-column table:style-name="co3" table:number-columns-repeated="16383" table:default-cell-style-name="ce1"/>
        <table:table-row table:style-name="ro1">
          <table:table-cell table:number-columns-repeated="4" table:style-name="ce1"/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Emai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ull Name</text:p>
          </table:table-cell>
          <table:table-cell office:value-type="string" table:style-name="ce1">
            <text:p>Email</text:p>
          </table:table-cell>
          <table:table-cell table:number-columns-repeated="2" table:style-name="ce1"/>
          <table:table-cell office:value-type="float" office:value="1001" table:style-name="ce1">
            <text:p>10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Halpert</text:p>
          </table:table-cell>
          <table:table-cell office:value-type="string" table:style-name="ce1">
            <text:p>Jim Halper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Salesman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>11/2/2001</text:p>
          </table:table-cell>
          <table:table-cell office:value-type="string" table:style-name="ce2">
            <text:p>9/6/2015</text:p>
          </table:table-cell>
          <table:table-cell office:value-type="string" table:style-name="ce3">
            <text:p>Jim.Halpert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wight Schrute</text:p>
          </table:table-cell>
          <table:table-cell office:value-type="string" office:string-value="Dwight.Schrute@AOL.com" table:formula="of:=VLOOKUP([.A3];[.H2:.P10];9;FALSE)" table:style-name="ce1">
            <text:p>Dwight.Schrute@AOL.com</text:p>
          </table:table-cell>
          <table:table-cell table:number-columns-repeated="2" table:style-name="ce1"/>
          <table:table-cell office:value-type="float" office:value="1002" table:style-name="ce1">
            <text:p>1002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Beasley</text:p>
          </table:table-cell>
          <table:table-cell office:value-type="string" table:style-name="ce1">
            <text:p>Pam Beasle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string" table:style-name="ce1">
            <text:p>Receptionist</text:p>
          </table:table-cell>
          <table:table-cell office:value-type="float" office:value="36000" table:style-name="ce1">
            <text:p>36000</text:p>
          </table:table-cell>
          <table:table-cell office:value-type="string" table:style-name="ce2">
            <text:p>10/3/1999</text:p>
          </table:table-cell>
          <table:table-cell office:value-type="string" table:style-name="ce2">
            <text:p>10/10/2015</text:p>
          </table:table-cell>
          <table:table-cell office:value-type="string" table:style-name="ce3">
            <text:p>Pam.Beasley@DunderMifflin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ichael Scott</text:p>
          </table:table-cell>
          <table:table-cell office:value-type="string" office:string-value="Michael.Scott@DunderMifflin.com" table:formula="of:=VLOOKUP([.A4];[.H3:.P11];9;FALSE)" table:style-name="ce1">
            <text:p>Michael.Scott@DunderMifflin.com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string" table:style-name="ce1">
            <text:p>Dwight</text:p>
          </table:table-cell>
          <table:table-cell office:value-type="string" table:style-name="ce1">
            <text:p>Schrute</text:p>
          </table:table-cell>
          <table:table-cell office:value-type="string" table:style-name="ce1">
            <text:p>Dwight Schru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Salesman</text:p>
          </table:table-cell>
          <table:table-cell office:value-type="float" office:value="63000" table:style-name="ce1">
            <text:p>63000</text:p>
          </table:table-cell>
          <table:table-cell office:value-type="string" table:style-name="ce2">
            <text:p>7/4/2000</text:p>
          </table:table-cell>
          <table:table-cell office:value-type="string" table:style-name="ce2">
            <text:p>9/8/2017</text:p>
          </table:table-cell>
          <table:table-cell office:value-type="string" table:style-name="ce3">
            <text:p>Dwight.Schrute@AOL.co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nley Hudson</text:p>
          </table:table-cell>
          <table:table-cell office:value-type="string" office:string-value="Stanley.Hudson@gmail.com" table:formula="of:=VLOOKUP([.A5];[.H4:.P12];9;FALSE)" table:style-name="ce1">
            <text:p>Stanley.Hudson@gmail.com</text:p>
          </table:table-cell>
          <table:table-cell table:number-columns-repeated="2" table:style-name="ce1"/>
          <table:table-cell office:value-type="float" office:value="1004" table:style-name="ce1">
            <text:p>100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ngela Marti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string" table:style-name="ce1">
            <text:p>Accountant</text:p>
          </table:table-cell>
          <table:table-cell office:value-type="float" office:value="47000" table:style-name="ce1">
            <text:p>47000</text:p>
          </table:table-cell>
          <table:table-cell office:value-type="string" table:style-name="ce2">
            <text:p>1/5/2000</text:p>
          </table:table-cell>
          <table:table-cell office:value-type="string" table:style-name="ce2">
            <text:p>12/3/2015</text:p>
          </table:table-cell>
          <table:table-cell office:value-type="string" table:style-name="ce3">
            <text:p>Angela.Martin@DunderMifflin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5" table:style-name="ce1">
            <text:p>1005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Flenderson</text:p>
          </table:table-cell>
          <table:table-cell office:value-type="string" table:style-name="ce1">
            <text:p>Toby Flenders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H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8/30/2017</text:p>
          </table:table-cell>
          <table:table-cell office:value-type="string" table:style-name="ce3">
            <text:p>Toby.Flenderson@DunderMifflinCorporate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6" table:style-name="ce1">
            <text:p>10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chael Scot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Regional Manag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2">
            <text:p>5/6/2001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ichael.Scott@DunderMifflin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7" table:style-name="ce1">
            <text:p>1007</text:p>
          </table:table-cell>
          <table:table-cell office:value-type="string" table:style-name="ce1">
            <text:p>Meredi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eredith Palm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string" table:style-name="ce1">
            <text:p>Supplier Relations</text:p>
          </table:table-cell>
          <table:table-cell office:value-type="float" office:value="41000" table:style-name="ce1">
            <text:p>41000</text:p>
          </table:table-cell>
          <table:table-cell office:value-type="string" table:style-name="ce2">
            <text:p>11/8/2003</text:p>
          </table:table-cell>
          <table:table-cell office:value-type="string" table:style-name="ce2">
            <text:p>9/11/2013</text:p>
          </table:table-cell>
          <table:table-cell office:value-type="string" table:style-name="ce3">
            <text:p>Meredith.Palmer@Yahoo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8" table:style-name="ce1">
            <text:p>1008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Stanley Hudso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Salesman</text:p>
          </table:table-cell>
          <table:table-cell office:value-type="float" office:value="48000" table:style-name="ce1">
            <text:p>48000</text:p>
          </table:table-cell>
          <table:table-cell office:value-type="string" table:style-name="ce2">
            <text:p>6/9/2002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Stanley.Hudson@gmail.com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009" table:style-name="ce1">
            <text:p>1009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Kevin Malo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string" table:style-name="ce1">
            <text:p>Accountan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2">
            <text:p>8/10/2003</text:p>
          </table:table-cell>
          <table:table-cell office:value-type="string" table:style-name="ce2">
            <text:p>4/22/2015</text:p>
          </table:table-cell>
          <table:table-cell office:value-type="string" table:style-name="ce3">
            <text:p>Kevin.Malone@DunderMifflin.com</text:p>
          </table:table-cell>
          <table:table-cell table:number-columns-repeated="1636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lex Freberg</meta:initial-creator>
    <dc:creator/>
    <meta:creation-date>2021-12-20T02:45:32Z</meta:creation-date>
    <dc:date>2026-04-14T22:58:40Z</dc:date>
  </office:meta>
</office:document-meta>
</file>